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0.7cm" fo:min-width="6.2cm"/>
      <style:paragraph-properties style:writing-mode="lr-tb"/>
    </style:style>
    <style:style style:name="gr2" style:family="graphic" style:parent-style-name="standard">
      <style:graphic-properties svg:stroke-color="#000000" draw:fill-color="#ffbf00" draw:textarea-horizontal-align="justify" draw:textarea-vertical-align="middle" draw:auto-grow-height="false" fo:min-height="0.226cm" fo:min-width="0.0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4" style:family="graphic" style:parent-style-name="standard">
      <style:graphic-properties svg:stroke-color="#000000" draw:fill-color="#dee6ef" draw:textarea-horizontal-align="justify" draw:textarea-vertical-align="middle" draw:auto-grow-height="false" fo:min-height="1.25cm" fo:min-width="2.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63cm"/>
      <style:paragraph-properties style:writing-mode="lr-tb"/>
    </style:style>
    <style:style style:name="gr6" style:family="graphic" style:parent-style-name="standard">
      <style:graphic-properties svg:stroke-color="#000000" draw:fill-color="#81d41a" draw:textarea-horizontal-align="justify" draw:textarea-vertical-align="middle" draw:auto-grow-height="false" fo:min-height="0.42cm" fo:min-width="2.386cm"/>
      <style:paragraph-properties style:writing-mode="lr-tb"/>
    </style:style>
    <style:style style:name="gr7" style:family="graphic" style:parent-style-name="standard">
      <style:graphic-properties svg:stroke-color="#000000" draw:fill-color="#81d41a" draw:textarea-horizontal-align="justify" draw:textarea-vertical-align="middle" draw:auto-grow-height="false" fo:min-height="0.28cm" fo:min-width="1.756cm"/>
      <style:paragraph-properties style:writing-mode="lr-tb"/>
    </style:style>
    <style:style style:name="gr8" style:family="graphic" style:parent-style-name="standard">
      <style:graphic-properties svg:stroke-color="#000000" draw:fill-color="#dee6ef" draw:textarea-horizontal-align="justify" draw:textarea-vertical-align="middle" draw:auto-grow-height="false" fo:min-height="0.649cm" fo:min-width="4.7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svg:stroke-color="#000000" draw:fill-color="#dee6ef" draw:textarea-horizontal-align="justify" draw:textarea-vertical-align="middle" draw:auto-grow-height="false" fo:min-height="0.799cm" fo:min-width="4.297cm"/>
      <style:paragraph-properties style:writing-mode="lr-tb"/>
    </style:style>
    <style:style style:name="gr11" style:family="graphic" style:parent-style-name="objectwithoutfill">
      <style:graphic-properties svg:stroke-color="#000000" draw:fill="none" draw:fill-color="#ffffff" draw:textarea-vertical-align="middle"/>
    </style:style>
    <style:style style:name="gr12" style:family="graphic" style:parent-style-name="standard">
      <style:graphic-properties svg:stroke-color="#000000" draw:fill-color="#f7d1d5" draw:textarea-horizontal-align="justify" draw:textarea-vertical-align="middle" draw:auto-grow-height="false" fo:min-height="0.691cm" fo:min-width="3.102cm"/>
      <style:paragraph-properties style:writing-mode="lr-tb"/>
    </style:style>
    <style:style style:name="gr13" style:family="graphic" style:parent-style-name="standard">
      <style:graphic-properties svg:stroke-color="#000000" draw:fill-color="#dee6ef" draw:textarea-horizontal-align="justify" draw:textarea-vertical-align="middle" draw:auto-grow-height="false" fo:min-height="1.249cm" fo:min-width="5.397cm"/>
      <style:paragraph-properties style:writing-mode="lr-tb"/>
    </style:style>
    <style:style style:name="gr14" style:family="graphic" style:parent-style-name="standard">
      <style:graphic-properties svg:stroke-color="#000000" draw:fill-color="#f7d1d5" draw:textarea-horizontal-align="justify" draw:textarea-vertical-align="middle" draw:auto-grow-height="false" fo:min-height="0.908cm" fo:min-width="3.798cm"/>
      <style:paragraph-properties style:writing-mode="lr-tb"/>
    </style:style>
    <style:style style:name="gr15" style:family="graphic" style:parent-style-name="standard">
      <style:graphic-properties svg:stroke-color="#000000" draw:fill-color="#81d41a" draw:textarea-horizontal-align="justify" draw:textarea-vertical-align="middle" draw:auto-grow-height="false" fo:min-height="0.493cm" fo:min-width="3.107cm"/>
      <style:paragraph-properties style:writing-mode="lr-tb"/>
    </style:style>
    <style:style style:name="gr16" style:family="graphic" style:parent-style-name="objectwithoutfill">
      <style:graphic-properties svg:stroke-color="#0000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562cm"/>
      <style:paragraph-properties style:writing-mode="lr-tb"/>
    </style:style>
    <style:style style:name="gr18" style:family="graphic" style:parent-style-name="standard">
      <style:graphic-properties svg:stroke-color="#000000" draw:fill-color="#729fcf" draw:textarea-horizontal-align="justify" draw:textarea-vertical-align="middle" draw:auto-grow-height="false" fo:min-height="1.157cm" fo:min-width="1.701cm"/>
      <style:paragraph-properties style:writing-mode="lr-tb"/>
    </style:style>
    <style:style style:name="gr19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20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23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gr24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25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26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gr27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28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29" style:family="graphic" style:parent-style-name="objectwithoutfill">
      <style:graphic-properties draw:marker-end="Pontas_20_das_20_setas_20_15" draw:marker-end-width="0.3cm" draw:fill="none" draw:textarea-vertical-align="middle"/>
    </style:style>
    <style:style style:name="gr30" style:family="graphic" style:parent-style-name="objectwithoutfill">
      <style:graphic-properties draw:marker-end="Pontas_20_das_20_setas_20_17" draw:marker-end-width="0.3cm" draw:fill="none" draw:textarea-vertical-align="middle"/>
    </style:style>
    <style:style style:name="gr31" style:family="graphic" style:parent-style-name="objectwithoutfill">
      <style:graphic-properties draw:marker-end="Pontas_20_das_20_setas_20_18" draw:marker-end-width="0.3cm" draw:fill="none" draw:textarea-vertical-align="middle"/>
    </style:style>
    <style:style style:name="gr32" style:family="graphic" style:parent-style-name="objectwithoutfill">
      <style:graphic-properties draw:marker-end="Pontas_20_das_20_setas_20_19" draw:marker-end-width="0.3cm" draw:fill="none" draw:textarea-vertical-align="middle"/>
    </style:style>
    <style:style style:name="gr33" style:family="graphic" style:parent-style-name="objectwithoutfill">
      <style:graphic-properties draw:marker-end="Pontas_20_das_20_setas_20_20" draw:marker-end-width="0.3cm" draw:fill="none" draw:textarea-vertical-align="middle"/>
    </style:style>
    <style:style style:name="gr34" style:family="graphic" style:parent-style-name="objectwithoutfill">
      <style:graphic-properties draw:marker-end="Pontas_20_das_20_setas_20_21" draw:marker-end-width="0.3cm" draw:fill="none" draw:textarea-vertical-align="middle"/>
    </style:style>
    <style:style style:name="gr35" style:family="graphic" style:parent-style-name="objectwithoutfill">
      <style:graphic-properties draw:marker-end="Pontas_20_das_20_setas_20_22" draw:marker-end-width="0.3cm" draw:fill="none" draw:textarea-vertical-align="middle"/>
    </style:style>
    <style:style style:name="gr36" style:family="graphic" style:parent-style-name="objectwithoutfill">
      <style:graphic-properties draw:marker-end="Pontas_20_das_20_setas_20_23" draw:marker-end-width="0.3cm" draw:fill="none" draw:textarea-vertical-align="middle"/>
    </style:style>
    <style:style style:name="gr37" style:family="graphic" style:parent-style-name="objectwithoutfill">
      <style:graphic-properties draw:marker-end="Pontas_20_das_20_setas_20_24" draw:marker-end-width="0.3cm" draw:fill="none" draw:textarea-vertical-align="middle"/>
    </style:style>
    <style:style style:name="gr38" style:family="graphic" style:parent-style-name="standard">
      <style:graphic-properties draw:fill-color="#b2b2b2" draw:textarea-horizontal-align="justify" draw:textarea-vertical-align="middle" draw:auto-grow-height="false" fo:min-height="0.75cm" fo:min-width="2.749cm" fo:wrap-option="wrap"/>
      <style:paragraph-properties style:writing-mode="lr-tb"/>
    </style:style>
    <style:style style:name="gr39" style:family="graphic" style:parent-style-name="standard">
      <style:graphic-properties draw:fill-color="#b2b2b2" draw:textarea-horizontal-align="justify" draw:textarea-vertical-align="middle" draw:auto-grow-height="false" fo:min-height="0.75cm" fo:min-width="3.249cm" fo:wrap-option="wrap"/>
      <style:paragraph-properties style:writing-mode="lr-tb"/>
    </style:style>
    <style:style style:name="P1" style:family="paragraph">
      <style:paragraph-properties fo:text-align="center" style:writing-mode="lr-tb"/>
      <style:text-properties fo:font-size="13pt" style:font-size-asian="13pt" style:font-size-complex="13pt"/>
    </style:style>
    <style:style style:name="P2" style:family="paragraph">
      <loext:graphic-properties draw:fill-color="#dee6ef"/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loext:graphic-properties draw:fill-color="#ffbf00"/>
      <style:paragraph-properties fo:text-align="center" style:writing-mode="lr-tb"/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-color="#81d41a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7d1d5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b2b2b2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4" draw:id="id14" draw:layer="layout" svg:width="6.7cm" svg:height="0.95cm" svg:x="1.5cm" svg:y="4cm">
          <text:p text:style-name="P1"><text:span text:style-name="T1">User trying to authenticate?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15" draw:id="id15" draw:layer="layout" svg:width="1.05cm" svg:height="0.95cm" svg:x="4.325cm" svg:y="5.705cm"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4" draw:layer="layout" svg:width="1.75cm" svg:height="0.763cm" svg:x="6.55cm" svg:y="5.4cm">
          <draw:text-box>
            <text:p><text:span text:style-name="T1">Yes</text:span></text:p>
          </draw:text-box>
        </draw:frame>
        <draw:custom-shape draw:style-name="gr4" draw:text-style-name="P2" xml:id="id1" draw:id="id1" draw:layer="layout" svg:width="3.4cm" svg:height="1.5cm" svg:x="9.1cm" svg:y="5.4cm">
          <text:p text:style-name="P1"><text:span text:style-name="T1">Authentication success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1.75cm" svg:height="0.813cm" svg:x="15.45cm" svg:y="5.337cm">
          <draw:text-box>
            <text:p><text:span text:style-name="T1">Yes</text:span></text:p>
          </draw:text-box>
        </draw:frame>
        <draw:frame draw:style-name="gr3" draw:text-style-name="P4" draw:layer="layout" svg:width="1.75cm" svg:height="0.763cm" svg:x="13.65cm" svg:y="7.437cm">
          <draw:text-box>
            <text:p><text:span text:style-name="T1">No</text:span></text:p>
          </draw:text-box>
        </draw:frame>
        <draw:custom-shape draw:style-name="gr6" draw:text-style-name="P5" xml:id="id17" draw:id="id17" draw:layer="layout" svg:width="3.2cm" svg:height="0.95cm" svg:x="13.05cm" svg:y="9.2cm">
          <text:p text:style-name="P1"><text:span text:style-name="T1">GATEWA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5" xml:id="id16" draw:id="id16" draw:layer="layout" svg:width="2.5cm" svg:height="0.75cm" svg:x="17.15cm" svg:y="21.1cm">
          <text:p text:style-name="P1"><text:span text:style-name="T1">HOM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3" draw:text-style-name="P4" draw:layer="layout" svg:width="1.3cm" svg:height="0.763cm" svg:x="3.75cm" svg:y="6.538cm">
          <draw:text-box>
            <text:p><text:span text:style-name="T1">N</text:span><text:span text:style-name="T1">o</text:span></text:p>
          </draw:text-box>
        </draw:frame>
        <draw:custom-shape draw:style-name="gr8" draw:text-style-name="P2" xml:id="id3" draw:id="id3" draw:layer="layout" svg:width="5.299cm" svg:height="0.899cm" svg:x="2.201cm" svg:y="7.601cm">
          <text:p text:style-name="P1"><text:span text:style-name="T1">User authenticated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1.75cm" svg:height="0.763cm" svg:x="3.45cm" svg:y="9.937cm">
          <draw:text-box>
            <text:p><text:span text:style-name="T1">Yes</text:span></text:p>
          </draw:text-box>
        </draw:frame>
        <draw:frame draw:style-name="gr9" draw:text-style-name="P4" draw:layer="layout" svg:width="1.75cm" svg:height="0.962cm" svg:x="8.95cm" svg:y="8.938cm">
          <draw:text-box>
            <text:p><text:span text:style-name="T1">No</text:span></text:p>
          </draw:text-box>
        </draw:frame>
        <draw:custom-shape draw:style-name="gr10" draw:text-style-name="P2" xml:id="id5" draw:id="id5" draw:layer="layout" svg:width="4.797cm" svg:height="1.049cm" svg:x="2.403cm" svg:y="11.101cm">
          <text:p text:style-name="P1"><text:span text:style-name="T1">User leaving (EXIT)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1.05cm" svg:height="0.95cm" svg:x="14.101cm" svg:y="5.651cm"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4" draw:id="id4" draw:layer="layout" svg:width="1.05cm" svg:height="0.95cm" svg:x="4.3cm" svg:y="9.2cm"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6" draw:layer="layout" draw:type="line" svg:x1="12.5cm" svg:y1="6.15cm" svg:x2="14.101cm" svg:y2="6.126cm" draw:start-shape="id1" draw:start-glue-point="7" draw:end-shape="id2" draw:end-glue-point="5" svg:d="M12500 6150l1601-24" svg:viewBox="0 0 1602 25">
          <text:p/>
        </draw:connector>
        <draw:connector draw:style-name="gr11" draw:text-style-name="P6" draw:layer="layout" draw:type="line" svg:x1="4.851cm" svg:y1="8.5cm" svg:x2="4.825cm" svg:y2="9.2cm" draw:start-shape="id3" draw:start-glue-point="6" draw:end-shape="id4" draw:end-glue-point="4" svg:d="M4851 8500l-26 700" svg:viewBox="0 0 27 701">
          <text:p/>
        </draw:connector>
        <draw:frame draw:style-name="gr3" draw:text-style-name="P4" draw:layer="layout" svg:width="1.75cm" svg:height="0.763cm" svg:x="8.95cm" svg:y="12.551cm">
          <draw:text-box>
            <text:p><text:span text:style-name="T1">Yes</text:span></text:p>
          </draw:text-box>
        </draw:frame>
        <draw:frame draw:style-name="gr3" draw:text-style-name="P4" draw:layer="layout" svg:width="1.4cm" svg:height="0.763cm" svg:x="3.75cm" svg:y="13.888cm">
          <draw:text-box>
            <text:p><text:span text:style-name="T1">No</text:span></text:p>
          </draw:text-box>
        </draw:frame>
        <draw:custom-shape draw:style-name="gr2" draw:text-style-name="P3" xml:id="id6" draw:id="id6" draw:layer="layout" svg:width="1.05cm" svg:height="0.95cm" svg:x="4.3cm" svg:y="12.901cm"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6" draw:layer="layout" draw:type="line" svg:x1="4.802cm" svg:y1="12.15cm" svg:x2="4.825cm" svg:y2="12.901cm" draw:start-shape="id5" draw:start-glue-point="6" draw:end-shape="id6" draw:end-glue-point="4" svg:d="M4802 12150l23 751" svg:viewBox="0 0 24 752">
          <text:p/>
        </draw:connector>
        <draw:custom-shape draw:style-name="gr12" draw:text-style-name="P8" xml:id="id11" draw:id="id11" draw:layer="layout" svg:width="3.89cm" svg:height="1.015cm" svg:x="2.905cm" svg:y="14.983cm">
          <text:p text:style-name="P7"><text:span text:style-name="T1">Time expired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1.75cm" svg:height="0.763cm" svg:x="8.85cm" svg:y="16.252cm">
          <draw:text-box>
            <text:p><text:span text:style-name="T1">Yes</text:span></text:p>
          </draw:text-box>
        </draw:frame>
        <draw:frame draw:style-name="gr9" draw:text-style-name="P4" draw:layer="layout" svg:width="1.75cm" svg:height="0.962cm" svg:x="3.85cm" svg:y="17.789cm">
          <draw:text-box>
            <text:p><text:span text:style-name="T1">No</text:span></text:p>
          </draw:text-box>
        </draw:frame>
        <draw:custom-shape draw:style-name="gr2" draw:text-style-name="P3" xml:id="id12" draw:id="id12" draw:layer="layout" svg:width="1.05cm" svg:height="0.95cm" svg:x="4.325cm" svg:y="16.745cm"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2" xml:id="id7" draw:id="id7" draw:layer="layout" svg:width="5.897cm" svg:height="1.499cm" svg:x="1.903cm" svg:y="18.801cm">
          <text:p text:style-name="P1"><text:span text:style-name="T1">Undefined, non-existent or HOME route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1.75cm" svg:height="0.763cm" svg:x="10.65cm" svg:y="20.751cm">
          <draw:text-box>
            <text:p><text:span text:style-name="T1">Yes</text:span></text:p>
          </draw:text-box>
        </draw:frame>
        <draw:frame draw:style-name="gr3" draw:text-style-name="P4" draw:layer="layout" svg:width="1.15cm" svg:height="0.763cm" svg:x="3.85cm" svg:y="21.988cm">
          <draw:text-box>
            <text:p><text:span text:style-name="T1">No</text:span></text:p>
          </draw:text-box>
        </draw:frame>
        <draw:custom-shape draw:style-name="gr2" draw:text-style-name="P3" xml:id="id8" draw:id="id8" draw:layer="layout" svg:width="1.05cm" svg:height="0.95cm" svg:x="4.325cm" svg:y="21.005cm"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6" draw:layer="layout" draw:type="line" svg:x1="4.852cm" svg:y1="20.3cm" svg:x2="4.85cm" svg:y2="21.005cm" draw:start-shape="id7" draw:start-glue-point="6" draw:end-shape="id8" draw:end-glue-point="4" svg:d="M4852 20300l-2 705" svg:viewBox="0 0 3 706">
          <text:p/>
        </draw:connector>
        <draw:custom-shape draw:style-name="gr14" draw:text-style-name="P8" xml:id="id9" draw:id="id9" draw:layer="layout" svg:width="4.64cm" svg:height="1.25cm" svg:x="2.53cm" svg:y="23.085cm">
          <text:p text:style-name="P7"><text:span text:style-name="T1">Forbidden route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1.75cm" svg:height="0.763cm" svg:x="10.45cm" svg:y="24.752cm">
          <draw:text-box>
            <text:p><text:span text:style-name="T1">Yes</text:span></text:p>
          </draw:text-box>
        </draw:frame>
        <draw:frame draw:style-name="gr3" draw:text-style-name="P4" draw:layer="layout" svg:width="1.25cm" svg:height="0.763cm" svg:x="3.75cm" svg:y="25.989cm">
          <draw:text-box>
            <text:p><text:span text:style-name="T1">No</text:span></text:p>
          </draw:text-box>
        </draw:frame>
        <draw:custom-shape draw:style-name="gr2" draw:text-style-name="P3" xml:id="id10" draw:id="id10" draw:layer="layout" svg:width="1.05cm" svg:height="0.95cm" svg:x="4.325cm" svg:y="25.005cm"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6" draw:layer="layout" draw:type="line" svg:x1="4.85cm" svg:y1="24.335cm" svg:x2="4.85cm" svg:y2="25.005cm" draw:start-shape="id9" draw:start-glue-point="6" draw:end-shape="id10" draw:end-glue-point="4" svg:d="M4850 24335v670" svg:viewBox="0 0 1 671">
          <text:p/>
        </draw:connector>
        <draw:custom-shape draw:style-name="gr15" draw:text-style-name="P5" xml:id="id19" draw:id="id19" draw:layer="layout" svg:width="3.999cm" svg:height="1.051cm" svg:x="2.851cm" svg:y="27.105cm">
          <text:p text:style-name="P1"><text:span text:style-name="T1">PATH (ID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6" draw:text-style-name="P9" draw:layer="layout" draw:type="line" svg:x1="4.85cm" svg:y1="15.998cm" svg:x2="4.85cm" svg:y2="16.745cm" draw:start-shape="id11" draw:start-glue-point="6" draw:end-shape="id12" draw:end-glue-point="4" svg:d="M4850 15998v747" svg:viewBox="0 0 1 748">
          <text:p/>
        </draw:connector>
        <draw:frame draw:style-name="gr17" draw:text-style-name="P4" xml:id="id18" draw:id="id18" draw:layer="layout" svg:width="1.3cm" svg:height="0.812cm" svg:x="2.45cm" svg:y="12.688cm">
          <draw:text-box>
            <text:p><text:span text:style-name="T1">No</text:span></text:p>
          </draw:text-box>
        </draw:frame>
        <draw:frame draw:style-name="gr3" draw:text-style-name="P4" draw:layer="layout" svg:width="1.25cm" svg:height="0.763cm" svg:x="2.5cm" svg:y="20.8cm">
          <draw:text-box>
            <text:p><text:span text:style-name="T1">No</text:span></text:p>
          </draw:text-box>
        </draw:frame>
        <draw:custom-shape draw:style-name="gr18" draw:text-style-name="P10" xml:id="id13" draw:id="id13" draw:layer="layout" svg:width="2.2cm" svg:height="1.75cm" svg:x="3.75cm" svg:y="1.4cm">
          <text:p text:style-name="P7"><text:span text:style-name="T2">path(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9" draw:text-style-name="P9" draw:layer="layout" draw:type="lines" svg:x1="4.85cm" svg:y1="3.047cm" svg:x2="4.85cm" svg:y2="4cm" draw:start-shape="id13" draw:start-glue-point="6" draw:end-shape="id14" draw:end-glue-point="4" svg:d="M4850 3047v605-153 501" svg:viewBox="0 0 1 954">
          <text:p/>
        </draw:connector>
        <draw:connector draw:style-name="gr20" draw:text-style-name="P9" draw:layer="layout" draw:type="lines" svg:x1="5.375cm" svg:y1="6.18cm" svg:x2="9.1cm" svg:y2="6.15cm" draw:start-shape="id15" draw:start-glue-point="7" draw:end-shape="id1" draw:end-glue-point="5" svg:d="M5375 6180h502l2722-30h501" svg:viewBox="0 0 3726 31">
          <text:p/>
        </draw:connector>
        <draw:connector draw:style-name="gr21" draw:text-style-name="P9" draw:layer="layout" draw:type="line" svg:x1="4.85cm" svg:y1="4.95cm" svg:x2="4.85cm" svg:y2="5.705cm" draw:start-shape="id14" draw:start-glue-point="6" draw:end-shape="id15" draw:end-glue-point="4" svg:d="M4850 4950v755" svg:viewBox="0 0 1 756">
          <text:p/>
        </draw:connector>
        <draw:connector draw:style-name="gr22" draw:text-style-name="P9" draw:layer="layout" draw:type="lines" svg:x1="4.85cm" svg:y1="6.655cm" svg:x2="4.851cm" svg:y2="7.601cm" draw:start-shape="id15" draw:start-glue-point="6" draw:end-shape="id3" draw:end-glue-point="4" svg:d="M4850 6655v502l1-58v502" svg:viewBox="0 0 2 947">
          <text:p/>
        </draw:connector>
        <draw:connector draw:style-name="gr23" draw:text-style-name="P9" draw:layer="layout" svg:x1="15.151cm" svg:y1="6.126cm" svg:x2="18.4cm" svg:y2="21.1cm" draw:start-shape="id2" draw:start-glue-point="7" draw:end-shape="id16" draw:end-glue-point="4" svg:d="M15151 6126h3249v14974" svg:viewBox="0 0 3250 14975">
          <text:p/>
        </draw:connector>
        <draw:connector draw:style-name="gr24" draw:text-style-name="P9" draw:layer="layout" draw:type="line" svg:x1="14.626cm" svg:y1="6.601cm" svg:x2="14.65cm" svg:y2="9.2cm" draw:start-shape="id2" draw:start-glue-point="6" draw:end-shape="id17" draw:end-glue-point="4" svg:d="M14626 6601l24 2599" svg:viewBox="0 0 25 2600">
          <text:p/>
        </draw:connector>
        <draw:connector draw:style-name="gr25" draw:text-style-name="P9" draw:layer="layout" draw:type="line" svg:x1="5.35cm" svg:y1="9.675cm" svg:x2="13.05cm" svg:y2="9.675cm" draw:start-shape="id4" draw:start-glue-point="7" draw:end-shape="id17" draw:end-glue-point="5" svg:d="M5350 9675h7700" svg:viewBox="0 0 7701 1">
          <text:p/>
        </draw:connector>
        <draw:connector draw:style-name="gr26" draw:text-style-name="P9" draw:layer="layout" draw:type="line" svg:x1="4.825cm" svg:y1="10.15cm" svg:x2="4.802cm" svg:y2="11.101cm" draw:start-shape="id4" draw:start-glue-point="6" draw:end-shape="id5" draw:end-glue-point="4" svg:d="M4825 10150l-23 951" svg:viewBox="0 0 24 952">
          <text:p/>
        </draw:connector>
        <draw:connector draw:style-name="gr27" draw:text-style-name="P9" draw:layer="layout" svg:x1="5.35cm" svg:y1="13.376cm" svg:x2="14.65cm" svg:y2="10.15cm" draw:start-shape="id6" draw:start-glue-point="7" draw:end-shape="id17" draw:end-glue-point="6" svg:d="M5350 13376h9300v-3226" svg:viewBox="0 0 9301 3227">
          <text:p/>
        </draw:connector>
        <draw:connector draw:style-name="gr28" draw:text-style-name="P9" draw:layer="layout" svg:x1="5.375cm" svg:y1="17.22cm" svg:x2="16.25cm" svg:y2="9.675cm" draw:start-shape="id12" draw:start-glue-point="7" draw:end-shape="id17" draw:end-glue-point="7" svg:d="M5375 17220h11377v-7545h-502" svg:viewBox="0 0 11378 7546">
          <text:p/>
        </draw:connector>
        <draw:connector draw:style-name="gr29" draw:text-style-name="P9" draw:layer="layout" draw:type="line" svg:x1="4.825cm" svg:y1="13.851cm" svg:x2="4.85cm" svg:y2="14.983cm" draw:start-shape="id6" draw:start-glue-point="6" draw:end-shape="id11" draw:end-glue-point="4" svg:d="M4825 13851l25 1132" svg:viewBox="0 0 26 1133">
          <text:p/>
        </draw:connector>
        <draw:connector draw:style-name="gr30" draw:text-style-name="P9" draw:layer="layout" svg:x1="3.75cm" svg:y1="13.094cm" svg:x2="3.75cm" svg:y2="13.094cm" draw:start-shape="id18" draw:end-shape="id18" svg:d="M3750 13094z" svg:viewBox="0 0 1 1">
          <text:p/>
        </draw:connector>
        <draw:connector draw:style-name="gr31" draw:text-style-name="P9" draw:layer="layout" svg:x1="4.3cm" svg:y1="13.376cm" svg:x2="1.903cm" svg:y2="19.551cm" draw:start-shape="id6" draw:start-glue-point="5" draw:end-shape="id7" draw:end-glue-point="5" svg:d="M4300 13376h-2899v6175h502" svg:viewBox="0 0 2900 6176">
          <text:p/>
        </draw:connector>
        <draw:connector draw:style-name="gr32" draw:text-style-name="P9" draw:layer="layout" draw:type="line" svg:x1="4.85cm" svg:y1="17.695cm" svg:x2="4.852cm" svg:y2="18.801cm" draw:start-shape="id12" draw:start-glue-point="6" draw:end-shape="id7" draw:end-glue-point="4" svg:d="M4850 17695l2 1106" svg:viewBox="0 0 3 1107">
          <text:p/>
        </draw:connector>
        <draw:connector draw:style-name="gr33" draw:text-style-name="P9" draw:layer="layout" draw:type="line" svg:x1="5.375cm" svg:y1="21.48cm" svg:x2="17.15cm" svg:y2="21.475cm" draw:start-shape="id8" draw:start-glue-point="7" draw:end-shape="id16" draw:end-glue-point="5" svg:d="M5375 21480l11775-5" svg:viewBox="0 0 11776 6">
          <text:p/>
        </draw:connector>
        <draw:connector draw:style-name="gr34" draw:text-style-name="P9" draw:layer="layout" draw:line-skew="-0.849cm" svg:x1="4.325cm" svg:y1="21.48cm" svg:x2="2.851cm" svg:y2="27.631cm" draw:start-shape="id8" draw:start-glue-point="5" draw:end-shape="id19" draw:end-glue-point="5" svg:d="M4325 21480h-2825v6151h1351" svg:viewBox="0 0 2826 6152">
          <text:p/>
        </draw:connector>
        <draw:connector draw:style-name="gr35" draw:text-style-name="P9" draw:layer="layout" svg:x1="5.375cm" svg:y1="25.48cm" svg:x2="18.4cm" svg:y2="21.85cm" draw:start-shape="id10" draw:start-glue-point="7" draw:end-shape="id16" draw:end-glue-point="6" svg:d="M5375 25480h13025v-3630" svg:viewBox="0 0 13026 3631">
          <text:p/>
        </draw:connector>
        <draw:connector draw:style-name="gr36" draw:text-style-name="P9" draw:layer="layout" draw:type="line" svg:x1="4.85cm" svg:y1="25.955cm" svg:x2="4.851cm" svg:y2="27.105cm" draw:start-shape="id10" draw:start-glue-point="6" draw:end-shape="id19" draw:end-glue-point="4" svg:d="M4850 25955l1 1150" svg:viewBox="0 0 2 1151">
          <text:p/>
        </draw:connector>
        <draw:connector draw:style-name="gr37" draw:text-style-name="P9" draw:layer="layout" draw:type="line" svg:x1="4.85cm" svg:y1="21.955cm" svg:x2="4.85cm" svg:y2="23.085cm" draw:start-shape="id8" draw:start-glue-point="6" draw:end-shape="id9" draw:end-glue-point="4" svg:d="M4850 21955v1130" svg:viewBox="0 0 1 1131">
          <text:p/>
        </draw:connector>
        <draw:custom-shape draw:style-name="gr38" draw:text-style-name="P12" draw:layer="layout" svg:width="3.249cm" svg:height="1cm" svg:x="10cm" svg:y="14cm">
          <text:p text:style-name="P11"><text:span text:style-name="T2">LOG-TIME</text:span></text:p>
          <draw:enhanced-geometry svg:viewBox="0 0 21600 21600" draw:mirror-horizontal="false" draw:type="line-callout-1" draw:modifiers="-20636.3076923077 29476.1238761239 -1661.53846153846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9" draw:text-style-name="P12" draw:layer="layout" svg:width="3.749cm" svg:height="1cm" svg:x="10.501cm" svg:y="22.25cm">
          <text:p text:style-name="P11"><text:span text:style-name="T2">LOG-ALLOW</text:span></text:p>
          <draw:enhanced-geometry svg:viewBox="0 0 21600 21600" draw:mirror-horizontal="false" draw:type="line-callout-1" draw:modifiers="-17884.8 29476.1238761239 -1440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8" draw:text-style-name="P12" draw:layer="layout" svg:width="3.249cm" svg:height="1cm" svg:x="13.75cm" svg:y="2.5cm">
          <text:p text:style-name="P11"><text:span text:style-name="T2">LOG-LOGIN</text:span></text:p>
          <draw:enhanced-geometry svg:viewBox="0 0 21600 21600" draw:mirror-horizontal="false" draw:type="line-callout-1" draw:modifiers="-18502.8923076923 56945.4545454545 -1661.53846153846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3" draw:display-name="Pontas das setas 3" svg:viewBox="0 0 20 20" svg:d="M0 20l10-20 10 20z"/>
    <draw:marker draw:name="Pontas_20_das_20_setas_20_7" draw:display-name="Pontas das setas 7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3T21:11:49.108237588</meta:creation-date>
    <dc:date>2022-10-05T21:54:00.822019730</dc:date>
    <meta:editing-duration>PT40M27S</meta:editing-duration>
    <meta:editing-cycles>11</meta:editing-cycles>
    <meta:generator>LibreOffice/7.3.6.2$Linux_X86_64 LibreOffice_project/30$Build-2</meta:generator>
    <meta:document-statistic meta:object-count="62"/>
  </office:meta>
</office:document-meta>
</file>